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019" table:default-cell-style-name="ce2"/>
        <table:table-row table:style-name="ro1">
          <table:table-cell table:style-name="ce1"/>
          <table:table-cell table:style-name="ce6" office:value-type="string">
            <text:p>Tests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Percentage</text:p>
          </table:table-cell>
          <table:table-cell table:style-name="ce6"/>
          <table:table-cell table:style-name="ce10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7" table:number-columns-repeated="2"/>
          <table:table-cell table:style-name="ce6" office:value-type="string">
            <text:p>Success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>
            <text:p>TEST STATUS</text:p>
          </table:table-cell>
          <table:table-cell table:style-name="ce8" table:formula="of:=SUM([.B7:.B60])" office:value-type="float" office:value="2668">
            <text:p>2668</text:p>
          </table:table-cell>
          <table:table-cell table:style-name="ce8" table:formula="of:=SUM([.C7:.C60])" office:value-type="float" office:value="105">
            <text:p>105</text:p>
          </table:table-cell>
          <table:table-cell table:style-name="ce9" table:formula="of:=ROUND(([.B3]-[.C3])/[.B3]; 2)" office:value-type="percentage" office:value="0.96">
            <text:p>96.00%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1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12"/>
          <table:table-cell table:style-name="ce4" table:number-columns-repeated="1018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string">
            <text:p>KW params commented out + Issue #435, #436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3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string">
            <text:p>TC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Circa 100 tests commented out for TC or compiler reasons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verloaded constructor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2 node tests (Issue #434)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mmented out; TC Issue #46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nested any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unctionInstance cannot be cast to Ivalue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/00/0000</text:date>, <text:time style:data-style-name="N2" text:time-value="0000-00-00T22:55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30T11:37:20</dc:date>
    <meta:editing-duration>P3DT21H31M36S</meta:editing-duration>
    <meta:editing-cycles>27</meta:editing-cycles>
    <meta:generator>LibreOffice/4.0.5.2$MacOSX_x86 LibreOffice_project/5464147a081647a250913f19c0715bca595af2f</meta:generator>
    <meta:document-statistic meta:table-count="1" meta:cell-count="173" meta:object-count="0"/>
  </office:meta>
</office:document-meta>
</file>